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48C000026C30C05564E.svm"/>
  <manifest:file-entry manifest:media-type="" manifest:full-path="Pictures/20000009000051F600003BBE507AD1FF.svm"/>
  <manifest:file-entry manifest:media-type="" manifest:full-path="Pictures/2000000900003482000010BF76F54404.svm"/>
  <manifest:file-entry manifest:media-type="" manifest:full-path="Pictures/200000090000407F000035DAFC603A33.svm"/>
  <manifest:file-entry manifest:media-type="" manifest:full-path="Pictures/20000009000051C200003BA35BDED9C4.svm"/>
  <manifest:file-entry manifest:media-type="" manifest:full-path="Pictures/20000009000040E9000035DA1FCFC431.svm"/>
  <manifest:file-entry manifest:media-type="" manifest:full-path="Pictures/200000090000246200001880FEEDADB7.svm"/>
  <manifest:file-entry manifest:media-type="" manifest:full-path="Pictures/200000090000410300002F71495B6BAB.svm"/>
  <manifest:file-entry manifest:media-type="" manifest:full-path="Pictures/20000009000040B400002F718C7E6A67.svm"/>
  <manifest:file-entry manifest:media-type="" manifest:full-path="Pictures/2000000900003992000011C825188A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l para instalação do Driver para o eletroestimulador NMES</text:p>
      <text:p text:style-name="Standard"/>
      <text:p text:style-name="Standard"/>
      <text:p text:style-name="Standard">Os seguintes srquivos contém os drivers para a instalação:</text:p>
      <text:list xml:id="list33326895" text:style-name="L1">
        <text:list-item>
          <text:p text:style-name="P1">LIB_FES_LV.inf – Driver para windows XP e versões anteriores</text:p>
        </text:list-item>
        <text:list-item>
          <text:p text:style-name="P1">LIB_FES_LV_vista&amp;7.inf – Driver para windows Vista e 7.</text:p>
        </text:list-item>
      </text:list>
      <text:p text:style-name="Standard"/>
      <text:p text:style-name="Standard">Estes arquivos serão utilizados pelo sistema para a instalação do Driver correto pelo sistema.</text:p>
      <text:p text:style-name="Standard"><draw:frame draw:style-name="fr1" draw:name="figura1" text:anchor-type="paragraph" svg:x="0.028cm" svg:y="0.376cm" svg:width="17cm" svg:height="7.793cm" draw:z-index="0"><draw:image xlink:href="Pictures/200000090000548C000026C30C05564E.svm" xlink:type="simple" xlink:show="embed" xlink:actuate="onLoad"/></draw:frame></text:p>
      <text:p text:style-name="Standard"/>
      <text:p text:style-name="Standard">É possível, caso o computador já tenho sido usado para desenvolvimento de algum firmware com implicações em USB, que o mesmo reconheça o driver de maneira errônea, como na figura abaixo.</text:p>
      <text:p text:style-name="Standard"/>
      <text:p text:style-name="Standard">Na figura, o gerenciador de dispositivos, mostra que o eletroestimulador foi reconhecido como Microchip Custom USB Device, uma denominação típica para o desenvolvimento de dispositivos USB. No entanto, não é a adequada para a comunicação do software com o aparelho.</text:p>
      <text:p text:style-name="Standard"/>
      <text:p text:style-name="Standard">Para solucionar este problema, devemos desinstalar o driver carregado pelo windows. </text:p>
      <text:p text:style-name="Standard"><draw:frame draw:style-name="fr1" draw:name="figura3" text:anchor-type="paragraph" svg:x="0.058cm" svg:y="0.443cm" svg:width="13.443cm" svg:height="4.286cm" draw:z-index="1"><draw:image xlink:href="Pictures/2000000900003482000010BF76F54404.svm" xlink:type="simple" xlink:show="embed" xlink:actuate="onLoad"/></draw:frame></text:p>
      <text:p text:style-name="Standard"/>
      <text:p text:style-name="Standard"><draw:frame draw:style-name="fr1" draw:name="figura2" text:anchor-type="paragraph" svg:x="2.72cm" svg:y="0.288cm" svg:width="9.313cm" svg:height="6.272cm" draw:z-index="2"><draw:image xlink:href="Pictures/200000090000246200001880FEEDADB7.svm" xlink:type="simple" xlink:show="embed" xlink:actuate="onLoad"/></draw:frame><text:soft-page-break/></text:p>
      <text:p text:style-name="Standard"/>
      <text:p text:style-name="Standard"><draw:frame draw:style-name="fr2" draw:name="figura4" text:anchor-type="paragraph" svg:width="17cm" svg:height="12.391cm" draw:z-index="3"><draw:image xlink:href="Pictures/20000009000051F600003BBE507AD1FF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5" text:anchor-type="paragraph" svg:x="0cm" svg:y="0.173cm" svg:width="17cm" svg:height="12.398cm" draw:z-index="4"><draw:image xlink:href="Pictures/20000009000051C200003BA35BDED9C4.svm" xlink:type="simple" xlink:show="embed" xlink:actuate="onLoad"/></draw:frame></text:p>
      <text:p text:style-name="Standard"/>
      <text:p text:style-name="Standard"><draw:frame draw:style-name="fr3" draw:name="figura6" text:anchor-type="paragraph" svg:width="14.737cm" svg:height="4.553cm" draw:z-index="5"><draw:image xlink:href="Pictures/2000000900003992000011C825188A95.svm" xlink:type="simple" xlink:show="embed" xlink:actuate="onLoad"/></draw:frame></text:p>
      <text:p text:style-name="Standard"/>
      <text:p text:style-name="Standard"/>
      <text:p text:style-name="Standard"><draw:frame draw:style-name="fr4" draw:name="figura7" text:anchor-type="paragraph" svg:width="16.642cm" svg:height="12.144cm" draw:z-index="6"><draw:image xlink:href="Pictures/200000090000410300002F71495B6BAB.svm" xlink:type="simple" xlink:show="embed" xlink:actuate="onLoad"/></draw:frame><text:soft-page-break/></text:p>
      <text:p text:style-name="Standard"><draw:frame draw:style-name="fr3" draw:name="figura8" text:anchor-type="paragraph" svg:width="16.565cm" svg:height="12.144cm" draw:z-index="7"><draw:image xlink:href="Pictures/20000009000040B400002F718C7E6A67.svm" xlink:type="simple" xlink:show="embed" xlink:actuate="onLoad"/></draw:frame></text:p>
      <text:p text:style-name="Standard"><text:soft-page-break/></text:p>
      <text:p text:style-name="Standard"><draw:frame draw:style-name="fr3" draw:name="figura9" text:anchor-type="paragraph" svg:width="16.618cm" svg:height="13.787cm" draw:z-index="8"><draw:image xlink:href="Pictures/20000009000040E9000035DA1FCFC431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10" text:anchor-type="paragraph" svg:x="0.245cm" svg:y="0.441cm" svg:width="16.512cm" svg:height="13.787cm" draw:z-index="9"><draw:image xlink:href="Pictures/200000090000407F000035DAFC603A33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8T12:35:53.76</meta:creation-date>
    <dc:date>2013-08-08T13:18:29.93</dc:date>
    <meta:editing-duration>PT9M12S</meta:editing-duration>
    <meta:editing-cycles>2</meta:editing-cycles>
    <meta:generator>BrOffice/3.3$Win32 LibreOffice_project/330m19$Build-202</meta:generator>
    <meta:document-statistic meta:table-count="0" meta:image-count="10" meta:object-count="0" meta:page-count="6" meta:paragraph-count="8" meta:word-count="133" meta:character-count="868"/>
  </office:meta>
</office:document-meta>
</file>